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0c5df5" officeooo:paragraph-rsid="000c5df5"/>
    </style:style>
    <style:style style:name="P2" style:family="paragraph" style:parent-style-name="Text_20_body">
      <style:text-properties officeooo:rsid="000c5df5" officeooo:paragraph-rsid="000c5df5"/>
    </style:style>
    <style:style style:name="P3" style:family="paragraph" style:parent-style-name="Text_20_body">
      <style:text-properties officeooo:paragraph-rsid="000c5df5"/>
    </style:style>
    <style:style style:name="P4" style:family="paragraph" style:parent-style-name="Text_20_body">
      <style:text-properties officeooo:rsid="000dcf43" officeooo:paragraph-rsid="000dcf43"/>
    </style:style>
    <style:style style:name="T1" style:family="text">
      <style:text-properties officeooo:rsid="000c5df5"/>
    </style:style>
    <style:style style:name="T2" style:family="text">
      <style:text-properties officeooo:rsid="000d95a6"/>
    </style:style>
    <style:style style:name="T3" style:family="text">
      <style:text-properties officeooo:rsid="000dcf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毕业典礼筹委会议（四）</text:p>
      <text:h text:style-name="Heading_20_1" text:outline-level="1">复准</text:h>
      <text:p text:style-name="Standard">ti yi：<text:span text:style-name="T1">192338</text:span></text:p>
      <text:p text:style-name="Standard">fu yi：<text:span text:style-name="T1">192051</text:span></text:p>
      <text:h text:style-name="Heading_20_1" text:outline-level="1">召集人</text:h>
      <text:p text:style-name="P2">1. 毕业考前的汇报，今天要有大部分确定的方向</text:p>
      <text:h text:style-name="Heading_20_1" text:outline-level="1">正副主席</text:h>
      <text:p text:style-name="P2">1. 发现大家都布习惯把作好的东西放进drive里面，放进去，未来的才可以参考回来</text:p>
      <text:p text:style-name="P2">2. 最后第二次的会议，下次的会议是毕业考之后。毕业考之前做好，注意进度，避免拖到毕业考做不玩</text:p>
      <text:p text:style-name="P2">3. 报告的时候要讲姓名班级，方便文书做记录</text:p>
      <text:h text:style-name="Heading_20_1" text:outline-level="1">各组报告工作</text:h>
      <text:p text:style-name="P2">1. 财政（gao jian zhi）</text:p>
      <text:p text:style-name="P2">更改的财政预算案，壁报板有修改，钱增加，其他没有变化</text:p>
      <text:p text:style-name="P2">如果有变化尽早说</text:p>
      <text:p text:style-name="P2">余额：13072.5</text:p>
      <text:p text:style-name="P2">ye feng：最初的财政预算就是这个样子，不能在下次会议修改了财政预算，接下来做的是实际开支，那个预算就是停在那里了，不要更改财政预算。我们可能出现的是我们用不够钱，或者超支。如果有需要超支，那我们在这次会议里面追加这次预算，这样的财政预算这样做就是这样做，</text:p>
      <text:p text:style-name="P2">请大家在财政预算这里要清楚</text:p>
      <text:p text:style-name="P2">2. 毕业生名册zhi en</text:p>
      <text:p text:style-name="P2">我们决定了会改一下下一站，guo hou hai hui gai，加logo</text:p>
      <text:p text:style-name="P2">女zhu xi：毕业生名册要改大一点，防区下一站的上面</text:p>
      <text:p text:style-name="P2">标题-主题-日期</text:p>
      <text:p text:style-name="P2">ye feng：我们的这些封面手册，是不是可以再加xiao hui？加载高中不敌十八界旁边</text:p>
      <text:p text:style-name="P2"><text:soft-page-break/>：学校的销毁应该在上面，至于哪一个地方就看设计。你们的看起来bi jiao ju zhong，或者是放在四个角de qi zhong yi ge jiao配合的到就可以了</text:p>
      <text:p text:style-name="P2">yefeng：比较有代表性比较有，&lt;&gt;药房在下面，最主要的是学校第几jie还有毕业生名册</text:p>
      <text:p text:style-name="P2">：我们会加logo上去，加&lt;&gt;上去</text:p>
      <text:p text:style-name="P2">：因为刚才主席有提到毕业考统考之类的很忙，大家要善用你们的群组沟通，包括像这些设计没有出来回应向下已组，不一定要等倒下次会议，可以利用群组gen gu wen zhu xi men tao lun，ke yi kan dao you shen me xu yao tao lun</text:p>
      <text:p text:style-name="P2">ye feng：印刷东西，我发现到wo gei de dang an shi shang jia mei you bang a yin chu lai de，毕业生名册里面的名单我们没有这么快知道。封面xianchu,wen shang jia zhe yang de ge shi ke yi yin ma，等内容一起印出来。内容出之前可以先问商家封面可不可以接受格式</text:p>
      <text:p text:style-name="P2">：yi xuan</text:p>
      <text:p text:style-name="P2">logo出来了，给顾问老师看了，改了火车头里面的字，过后再想可以改什么字</text:p>
      <text:p text:style-name="P2">nvzhuxi：喜丧我们大家可以统一火车的颜色，不懂大家觉得这个火车可以不可以，我觉得可以，不懂全部火车换成这样的色系可以吗</text:p>
      <text:p text:style-name="P2">192356：花朵会不会太多？突然间颜色就着重在红色了，反而火车不显眼了，换淡一点的颜色？zhe yang huo che jiu tu chu le</text:p>
      <text:p text:style-name="P2">女主席：可以尝试看起他的颜色再看其他的版本</text:p>
      <text:p text:style-name="P2">：大家看一下logo，给同学们一个概念，请大家配合一下，其实好多年下来你们的学章节也有类似这样的状况出现，大家看你们的设计里面左上角有一个fang mao，虽然现在的小学中学甚至幼儿园，dou you fang mao de chu xian，但其实fang mao是有学位的象征的，不会出现在中学里面，fang maobei lan yong le，不要拿fang mao设计你们的毕业典礼</text:p>
      <text:p text:style-name="P2">kuan zhong 从来不会让毕业生穿bi ye pao穿bi ye mao</text:p>
      <text:p text:style-name="P2">yefeng：去年也有讨论国这件事情，我们是bu yaofang mao的，还有千千万万不可以有日本字</text:p>
      <text:p text:style-name="P2">男主席：如果fang mao不可以的话要不要画一点学校的icon，校服q版坐在上面</text:p>
      <text:p text:style-name="P2">yefeng：logo快一点，不然毕业生名册出不来</text:p>
      <text:h text:style-name="P1" text:outline-level="2">茶点</text:h>
      <text:p text:style-name="P3">rong ji-商家给我们几个set<text:span text:style-name="T1">，</text:span></text:p>
      <text:p text:style-name="P3">yefeng<text:span text:style-name="T1">：两个价钱差很多，样子会不会也是差很多？</text:span></text:p>
      <text:p text:style-name="P2">qi shan：</text:p>
      <text:p text:style-name="P2">ye feng：shuiguotadedanjiazhendehuibijiaogaoyidian，但是不要差太远</text:p>
      <text:p text:style-name="P2"><text:soft-page-break/>女主席：让他们做一个sample出来让我们agak？qu qu er en le zai rang da jia zhi dao</text:p>
      <text:h text:style-name="Heading_20_2" text:outline-level="2">礼堂</text:h>
      <text:p text:style-name="P2">192713：我们目前的ppt的进度，先把dong huacai jie cheng跟净土，把火车进来的画面弄出来罢了，那个火车只是蔡一个颜色出来而已，问大家有没有什么意见</text:p>
      <text:p text:style-name="P2">我们三组回鹘相讨论出来一个统一的设计</text:p>
      <text:p text:style-name="P2">nü zhu xi：如果我们统一了火车的色系的话可以吗？有人有更好地建议吗，没有的话统一用同一个色系，我们统一望这个方向取走</text:p>
      <text:p text:style-name="P2">：这个北京ppt是用在哪里？</text:p>
      <text:p text:style-name="P2">：进ppt之前的入场动hua，完整的ppt之前的动画</text:p>
      <text:p text:style-name="P2">192051:我们会在礼堂进行三个例题装置，一，类似火车，预计会买pvc水管当；预计放在台下，以舞台远笨的高度当背部，liu liang ge kong dong，旁边会用一个玻璃纸隔起来，其他用纸皮或者</text:p>
      <text:p text:style-name="P2">另一格式售票的柜台，yu ji hui na两个学生桌，zai shang mian hua bi hua</text:p>
      <text:p text:style-name="P2">路牌，一个是这个样子，预计放在进场的地方，guo qu zhi xiang lu kou，未来指向内部，用pvc水管，牌用纸皮来做</text:p>
      <text:p text:style-name="P2">ye feng：我不懂lige回补会用到钢琴，不要dang dao钢琴，以前的同学会遇到纸皮euanhua，等等情况是需要相一下的，纸皮dao di yao na li zhao ye shi yao xiang<text:line-break/>nü zhu xi：有人有什么建议吗？如果你们要收集什么材料也可以问群组有没有多余的材料</text:p>
      <text:p text:style-name="P2">192356:如果你们bu zhi zu指向是软的话，纸箱可以做成纸皮，&lt;&gt;，再看</text:p>
      <text:h text:style-name="Heading_20_2" text:outline-level="2">礼堂作为</text:h>
      <text:p text:style-name="P2">192815:我们做了座位表，没有了</text:p>
      <text:p text:style-name="P2">ye feng：礼堂位置作为安牌，包括职务。五台下我们会放很多的花之类的，&lt;&gt;</text:p>
      <text:h text:style-name="P1" text:outline-level="2">招待</text:h>
      <text:p text:style-name="Standard">192448:wo men shang ci hui yi tao lun chu lai de jin hua，商家给的sample是真话，gei wo men yong de shi jia hua，不知道是不是符合我们的大小结果，shang jia xiang yao xian shou ding jin，不服学校的规定，我们再看我们方案<text:span text:style-name="T1">。现在时间不多，想让大家投票，大家现象一下可不可以让&lt;&gt;选款式的颜色，你们选款式。</text:span></text:p>
      <text:p text:style-name="Standard">ye feng<text:span text:style-name="T1">：我们会拿sample回来现场进行对比，我们也要进行毕业考了颜色可以由我们决定</text:span></text:p>
      <text:p text:style-name="Standard">我们通过你们选款式<text:span text:style-name="T2">，我们副则的人选颜色</text:span></text:p>
      <text:p text:style-name="Standard">款式一<text:span text:style-name="T2">，我们预测在三块钱以内，讨论过后我们决定在四块钱以内，有四种颜色，小太阳花，颜色有很多种可以换成毕业生，给老师etc</text:span></text:p>
      <text:p text:style-name="Standard">款式<text:span text:style-name="T2">2:有乃白色酒红橘色和蓝色，这个也是一种jin hua，扣在上面的，比较小</text:span></text:p>
      <text:p text:style-name="Standard"><text:soft-page-break/>款式三<text:span text:style-name="T2">：只是有四种颜色，&lt;距离&gt;，比较方便于收藏，可以cai xialai变成其他东西，跟善加讨论了之后可以给我们4人民币</text:span></text:p>
      <text:p text:style-name="Standard">款式<text:span text:style-name="T2">4:ye shi yong hua zuo de，经典色和白粉色价格比较高一点，其他都在4块钱人民币，</text:span></text:p>
      <text:p text:style-name="Standard">款式<text:span text:style-name="T2">5:只有一个花，比较贵，缺点它太高了，两款是12 13cm，查到自己的下巴或者脖子</text:span></text:p>
      <text:p text:style-name="Standard">shen xuan</text:p>
      <text:p text:style-name="Standard">男主席<text:span text:style-name="T2">：可以剪得吗？？</text:span></text:p>
      <text:p text:style-name="Standard">款式<text:span text:style-name="T2">6:相对于其他的款比较美，4.5rmb，有四种颜色</text:span></text:p>
      <text:p text:style-name="Standard">款式<text:span text:style-name="T2">7:lazada找的！hen duoge hua放在一起</text:span></text:p>
      <text:p text:style-name="Standard">款式<text:span text:style-name="T2">8:等宽，5.9rmb，最低了，我们是觉得这个比较适合给老师，比较隆重</text:span></text:p>
      <text:h text:style-name="Heading_20_1" text:outline-level="1">请柬</text:h>
      <text:p text:style-name="Text_20_body">qiu yu xuan<text:span text:style-name="T3">：我们防区群组了的，给大家投票了的东西，候车的款是要统一，要问一下同学</text:span></text:p>
      <text:p text:style-name="P4">：很漂亮，不知道大家可不可以，要加xiao hui logo。黑白印刷？</text:p>
      <text:p text:style-name="P4">黄色边框式有的</text:p>
      <text:p text:style-name="P4">：表达一下候车的设计其实慢漂亮一下的，火车头要在四靠椅下。最上面的事什么？（隧道）那个像一个很小的假山。山太直观太小了，像玩具。第二个，右手边波浪波浪是什么？（湖，有鱼）是湖jiu yao you hu de yang zi，旁边我看到一部分有yi xie shu，ti啊等等的要不要在加强，他的水波bo lang de wen ti rang wo gan jue bu xiang湖，他的波浪的程度不会是这个样子的，你们去参考一下湖的样子。ta bu xiang hai lang bu xiang bo lang，我还以为是沙漠还是什么沙团的，越远的地方恩纳更不能构架一些东西让整个画面的观感更好一点？ye feng说的校徽给他放上去</text:p>
      <text:p text:style-name="P4">：它可以放下一站的主题吗？就放logo</text:p>
      <text:p text:style-name="P4">yefeng：如果你有看到一些请柬的话校徽跟logo可以并行的</text:p>
      <text:p text:style-name="P4">logo组：加logo不会很突兀？</text:p>
      <text:p text:style-name="P4">yefeng：配合它把它变成一个设计而已，这个卡纸也是。它可以是配合一个东西德颜色。</text:p>
      <text:p text:style-name="P4">yefeng：顺便看流程：颁发毕业证书，等到19个班颁发玩过后，班长跟班主任一起上台拿毕业证书，今年我们维持去年的样子吗？</text:p>
      <text:p text:style-name="P4">ppt：这个邀请函对比ppt的设计风格感觉很两极化</text:p>
      <text:p text:style-name="P4">女主席：请柬我们是邀请家长的，它不会出现在现场。现场我们就维持这个风格</text:p>
      <text:h text:style-name="Heading_20_1" text:outline-level="1">骊歌</text:h>
      <text:p text:style-name="P4">192078:长骊歌的时候我们打算在现场播video，要跟各班收集5张照片，和1-3个视频，xian shi 30秒。截止9月21日</text:p>
      <text:p text:style-name="P4">女主席：不要拖，不然拖到小组，等小组发linkguo houzhi jie shang chuan shang qu就可以了</text:p>
      <text:h text:style-name="Heading_20_1" text:outline-level="1"><text:soft-page-break/>荣休</text:h>
      <text:p text:style-name="Text_20_body">我们已经ni hao文字了<text:span text:style-name="T3">，另外一份是给两个荣老师的，ni hao wen zi le</text:span></text:p>
      <text:p text:style-name="Text_20_body">yefeng<text:span text:style-name="T3">：忘记问建筑物可以换吗？</text:span></text:p>
      <text:p text:style-name="P4">：再练习商家</text:p>
      <text:p text:style-name="P4">yefeng：可以放我们学校的图</text:p>
      <text:h text:style-name="Heading_20_1" text:outline-level="1">壁报板</text:h>
      <text:p text:style-name="Text_20_body">沙义<text:span text:style-name="T3">192615：壁报板上面的设计，黑色框框是毕业生的名单，火车头可能需要跟着设计去改一下，每一个班级照的大概设计，还没有上色的可能要改一下，班级可能要防疫写照片这个样子，这个就是起点的照片的例子</text:span></text:p>
      <text:p text:style-name="Text_20_body">拍照区的设计的框框，感觉太过于you zi le可能改一下，再加一个毕业快乐的文字<text:span text:style-name="T3">，shi wu chu qian mian也会放</text:span></text:p>
      <text:p text:style-name="Text_20_body">ye feng<text:span text:style-name="T3">：这个卡会站吗？（会）如果你们需要气球，训导处有一些支可以借用。</text:span></text:p>
      <text:h text:style-name="Heading_20_1" text:outline-level="1">其他</text:h>
      <text:p text:style-name="Text_20_body">yefeng<text:span text:style-name="T3">：毕业证是的这件事情，chang li ge zhi qian shi zhang hui li xi然后给大家毕业证书和成绩单，去年因为仪式感的关系cai jia这个，你们要这样比较卵翼点，还是只有高三的老师离席给你们？</text:span></text:p>
      <text:p text:style-name="Text_20_body">nü zhu xi<text:span text:style-name="T3">：保留去年的的，班长拿到毕业证老师派下去，比较好，之后茶点也要下去就拿不到了，如果恶党下直接拿的话会比较好</text:span></text:p>
      <text:p text:style-name="Text_20_body">nan zhu xi<text:span text:style-name="T3">：比较好，骊歌有一种进入感觉了，老师突然分会打断情绪</text:span></text:p>
      <text:p text:style-name="Text_20_body">nü<text:span text:style-name="T3">：da jia na dao cheng ji ce会激烈讨论，不是很好的感觉</text:span></text:p>
      <text:p text:style-name="Text_20_body">nan<text:span text:style-name="T3">：照回原本去年的可以吗？可以</text:span></text:p>
      <text:p text:style-name="Text_20_body">yefeng<text:span text:style-name="T3">：2，第二个换节qi li xing li，毕业生代表致辞后会有这个换节，如果大家觉得这个环节比较好的话可以保留，如果没有问题这两个换节我们揪斗保留</text:span></text:p>
      <text:p text:style-name="Text_20_body">nü<text:span text:style-name="T3">：没有ren xu yao bu cong的吗，没有。</text:span></text:p>
      <text:p text:style-name="Text_20_body"/>
      <text:p text:style-name="Text_20_body">nü zhu xi下一次会议<text:span text:style-name="T3">：毕业考之后那个礼拜，22/10（二）最后两节，提前准备好开会的内容和顾问商谈，确定好内容</text:span></text:p>
      <text:p text:style-name="Text_20_body"><text:soft-page-break/>ye feng毕业典礼彩排时间<text:span text:style-name="T3">：以往有两次的彩排，今年完全排不了，28/11的中午后开始彩排，之前有合唱赛，最后的时间和大家确认，大家请保留这个时间出席，各班班长需要出席的。这个彩排开始才可以布置场地，截至之前联课处都在使用。</text:span></text:p>
      <text:p text:style-name="Text_20_body">ye feng yu gao<text:span text:style-name="T3">：我们会在zong cai pai zhi qian做多另一次初步的彩排，28是总彩，不要安排旅行，旅行毕业典礼后。</text:span></text:p>
      <text:p text:style-name="P4">1130毕业典礼当天，好好和班上的同学配合，有什么么问题照我们，我们可以解决。</text:p>
      <text:p text:style-name="P4">会议结束：12:05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51:51.835220133</meta:creation-date>
    <meta:generator>LibreOffice/24.2.5.2$Linux_X86_64 LibreOffice_project/420$Build-2</meta:generator>
    <dc:date>2024-09-10T12:05:30.187629530</dc:date>
    <meta:editing-duration>PT26M43S</meta:editing-duration>
    <meta:editing-cycles>1</meta:editing-cycles>
    <meta:document-statistic meta:table-count="0" meta:image-count="0" meta:object-count="0" meta:page-count="6" meta:paragraph-count="108" meta:word-count="3490" meta:character-count="4792" meta:non-whitespace-character-count="4513"/>
  </office:meta>
</office:document-meta>
</file>